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TransactionAttributeSource.getTransactionAttribut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TransactionAttributeSource.getTransactionAttribute( Method method , @ Nullable Class &lt; ? &gt; targe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TransactionAttributeSource.isCandidateClass( Class &lt; ? &gt; targe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TransactionAttributeSource.CompositeTransactionAttributeSource( TransactionAttributeSource ... transactionAttribut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